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1">
            <text:p>60% Negrette, 40% Syrah.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olinear</meta:initial-creator>
    <dc:creator>Colinear</dc:creator>
    <meta:creation-date>2019-09-16T13:50:09Z</meta:creation-date>
    <dc:date>2020-04-16T09:29:42Z</dc:date>
    <meta:editing-cycles>54</meta:editing-cycles>
    <meta:editing-duration>PT13740S</meta:editing-duration>
  </office:meta>
</office:document-meta>
</file>